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21d6d" officeooo:paragraph-rsid="00121d6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rsid="00128cc2" officeooo:paragraph-rsid="00128cc2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21d6d" officeooo:paragraph-rsid="00121d6d" style:font-weight-asian="bold" style:font-weight-complex="bold"/>
    </style:style>
    <style:style style:name="T1" style:family="text">
      <style:text-properties officeooo:rsid="00128c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/>
      <text:p text:style-name="P1">Elena Rodriguez Marlen, amb domicili a l’avenida de Europa, 33, Maó, amb Dni <text:s/>núm. 1245824Z, telefòn 845 473 584</text:p>
      <text:p text:style-name="P1"/>
      <text:p text:style-name="P1"/>
      <text:p text:style-name="P4">EXPÒS:</text:p>
      <text:p text:style-name="P1"/>
      <text:p text:style-name="P1"/>
      <text:p text:style-name="P1">Que m’he assabentat, per l’Ordre de data 23 de gener, publicada en el BOIB núm. 39/2005, que s’ofereix una plaça per la administracio de la empresa FOM.</text:p>
      <text:p text:style-name="P1"/>
      <text:p text:style-name="P3">Que tinc es titul de grau mitja i grau superior de Administració i Finances.</text:p>
      <text:p text:style-name="P3"/>
      <text:p text:style-name="P1">Que complesc tots els requisits que s’hi demanen i aport la documentació corresponent</text:p>
      <text:p text:style-name="P1"/>
      <text:p text:style-name="P1"/>
      <text:p text:style-name="P1"/>
      <text:p text:style-name="P1">Per tot açò,</text:p>
      <text:p text:style-name="P4">SOL·LICIT:</text:p>
      <text:p text:style-name="P1"/>
      <text:p text:style-name="P1">Que sigui admesa aquesta sol·licitud per ocupar la plaça <text:span text:style-name="T1">administrativa</text:span></text:p>
      <text:p text:style-name="P1"/>
      <text:p text:style-name="P1"/>
      <text:p text:style-name="P1">Maó, <text:span text:style-name="T1">28</text:span> de <text:span text:style-name="T1">gener</text:span> de <text:span text:style-name="T1">202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9:00:56.038831404</meta:creation-date>
    <dc:date>2023-11-29T19:16:16.636910087</dc:date>
    <meta:editing-duration>PT5M9S</meta:editing-duration>
    <meta:editing-cycles>1</meta:editing-cycles>
    <meta:document-statistic meta:table-count="0" meta:image-count="0" meta:object-count="0" meta:page-count="1" meta:paragraph-count="9" meta:word-count="94" meta:character-count="548" meta:non-whitespace-character-count="462"/>
    <meta:generator>LibreOffice/7.3.7.2$Linux_X86_64 LibreOffice_project/30$Build-2</meta:generator>
  </office:meta>
</office:document-meta>
</file>